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subtitle">
      <style:graphic-properties draw:fill-color="#ffffff" draw:auto-grow-height="true" fo:min-height="13.86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outline1">
      <style:graphic-properties fo:min-height="13.61cm"/>
    </style:style>
    <style:style style:name="pr5" style:family="presentation" style:parent-style-name="Default-notes">
      <style:graphic-properties draw:fill-color="#ffffff" fo:min-height="13.114cm"/>
    </style:style>
    <style:style style:name="pr6" style:family="presentation" style:parent-style-name="Default-title">
      <style:graphic-properties fo:min-height="3.256cm"/>
    </style:style>
    <style:style style:name="pr7" style:family="presentation" style:parent-style-name="Default-outline1">
      <style:graphic-properties fo:min-height="13.609cm"/>
    </style:style>
    <style:style style:name="pr8" style:family="presentation" style:parent-style-name="Default-subtitle">
      <style:graphic-properties draw:fill-color="#ffffff" fo:min-height="13.609cm"/>
    </style:style>
    <style:style style:name="pr9" style:family="presentation" style:parent-style-name="Default-subtitle">
      <style:graphic-properties draw:fill-color="#ffffff" fo:min-height="13.61cm"/>
    </style:style>
    <style:style style:name="P1" style:family="paragraph">
      <style:paragraph-properties fo:margin-left="0cm" fo:margin-right="0cm" fo:text-indent="0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7cm" svg:x="1.4cm" svg:y="0.837cm" presentation:class="title" presentation:placeholder="true">
          <draw:text-box/>
        </draw:frame>
        <draw:frame presentation:style-name="pr2" draw:text-style-name="P1" draw:layer="layout" svg:width="25.199cm" svg:height="13.86cm" svg:x="1.4cm" svg:y="4.914cm" presentation:class="subtitle">
          <draw:text-box>
            <text:p text:style-name="P1">A Guided Tour Through Sparseland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Tour overview</text:p>
          </draw:text-box>
        </draw:frame>
        <draw:frame presentation:style-name="pr4" draw:layer="layout" svg:width="25.199cm" svg:height="13.61cm" svg:x="1.4cm" svg:y="4.914cm" presentation:class="outline" presentation:user-transformed="true">
          <draw:text-box>
            <text:list text:style-name="L2">
              <text:list-item>
                <text:p>welcome to sparseland</text:p>
              </text:list-item>
              <text:list-item>
                <text:p>a brief history</text:p>
              </text:list-item>
              <text:list-item>
                <text:p>sparse coding</text:p>
                <text:list>
                  <text:list-item>
                    <text:p>how to</text:p>
                  </text:list-item>
                  <text:list-item>
                    <text:p>learning dictionaries</text:p>
                  </text:list-item>
                  <text:list-item>
                    <text:p>improvements</text:p>
                  </text:list-item>
                </text:list>
              </text:list-item>
              <text:list-item>
                <text:p>future work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 presentation:user-transformed="true">
          <draw:text-box>
            <text:p>Sparseland</text:p>
          </draw:text-box>
        </draw:frame>
        <draw:frame presentation:style-name="pr4" draw:layer="layout" svg:width="25.199cm" svg:height="13.61cm" svg:x="1.4cm" svg:y="4.914cm" presentation:class="outline" presentation:user-transformed="true">
          <draw:text-box>
            <text:list text:style-name="L2">
              <text:list-item>
                <text:p>expose large signals with a linear combination of <text:s/>only a limited signal sample(atoms)</text:p>
              </text:list-item>
              <text:list-item>
                <text:p>Find sparsest solution of underdetermined Ax=b</text:p>
              </text:list-item>
              <text:list-item>
                <text:p>Good for simplification of signals for</text:p>
                <text:list>
                  <text:list-item>
                    <text:p>compression</text:p>
                  </text:list-item>
                  <text:list-item>
                    <text:p>noise reduction</text:p>
                  </text:list-item>
                  <text:list-item>
                    <text:p>impainting</text:p>
                  </text:list-item>
                  <text:list-item>
                    <text:p>classific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 presentation:placeholder="true" presentation:user-transformed="true">
          <draw:text-box/>
        </draw:frame>
        <draw:frame presentation:style-name="pr7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a linear combination of a “few” non orthonormal atoms from</text:p>
                <text:list>
                  <text:list-item>
                    <text:p>D that is “close” to the signal X</text:p>
                  </text:list-item>
                </text:list>
              </text:list-item>
              <text:list-item>
                <text:p><text:s/>try to keep coeficent vector sparse</text:p>
              </text:list-item>
              <text:list-item>
                <text:p>usage: reduction, classification, impainting, <text:s/>superresolu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Motivation</text:p>
          </draw:text-box>
        </draw:frame>
        <draw:frame presentation:style-name="pr7" draw:layer="layout" svg:width="25.199cm" svg:height="17.723cm" svg:x="1.4cm" svg:y="4.914cm" presentation:class="outline" presentation:user-transformed="true">
          <draw:text-box>
            <text:list text:style-name="L2">
              <text:list-item>
                <text:p>improve lossy compression quality</text:p>
              </text:list-item>
              <text:list-item>
                <text:p>basic idea for lossy compression of natural images</text:p>
                <text:list>
                  <text:list-item>
                    <text:p>conversion, sparse base transform, quantization, encoding</text:p>
                  </text:list-item>
                </text:list>
              </text:list-item>
              <text:list-item>
                <text:p>improve sparse representation quality of natural images </text:p>
              </text:list-item>
              <text:list-item>
                <text:p>how?</text:p>
              </text:list-item>
              <text:list-item>
                <text:p>rather than a small designed dictionary (DCT, DWT, other orthonormal bases)<text:tab/></text:p>
              </text:list-item>
              <text:list-item>
                <text:p>select a small number of atoms from a large redundant dictionary (sparse coding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473cm" svg:x="1.4cm" svg:y="0.854cm" presentation:class="title" presentation:user-transformed="true">
          <draw:text-box>
            <text:p>The early days/a long time ago/a brief history</text:p>
          </draw:text-box>
        </draw:frame>
        <draw:frame presentation:style-name="pr4" draw:layer="layout" svg:width="25.199cm" svg:height="13.61cm" svg:x="1.4cm" svg:y="4.914cm" presentation:class="outline">
          <draw:text-box>
            <text:list text:style-name="L2">
              <text:list-item>
                <text:p>originally developed for studying how neurons in the brain responded to visuals</text:p>
              </text:list-item>
              <text:list-item>
                <text:p>break image down into patches</text:p>
              </text:list-item>
              <text:list-item>
                <text:p>decompose patch into activities of a few neuro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473cm" svg:x="1.4cm" svg:y="0.854cm" presentation:class="title" presentation:user-transformed="true">
          <draw:text-box>
            <text:p>The recent past/ a white ago and recently</text:p>
          </draw:text-box>
        </draw:frame>
        <draw:frame presentation:style-name="pr4" draw:layer="layout" svg:width="25.199cm" svg:height="13.61cm" svg:x="1.4cm" svg:y="4.914cm" presentation:class="outline">
          <draw:text-box>
            <text:list text:style-name="L2">
              <text:list-item>
                <text:p>60s FFT</text:p>
              </text:list-item>
              <text:list-item>
                <text:p>80s Wavelets</text:p>
              </text:list-item>
              <text:list-item>
                <text:p>90s/2000s Curvelets, Conturlets, Bandelets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Sparse coding</text:p>
          </draw:text-box>
        </draw:frame>
        <draw:frame presentation:style-name="pr7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\cite{Chen1998Atomic} and \cite{Aharon2006KSVD} have shown that learnd dictionaries show better compression quality</text:p>
              </text:list-item>
              <text:list-item>
                <text:p>than small designed dictionaries (cosin, wavelets, bandelets, curvelets etc.)</text:p>
                <text:list>
                  <text:list-item>
                    <text:p>if dictionary is good enough :)</text:p>
                  </text:list-item>
                </text:list>
              </text:list-item>
              <text:list-item>
                <text:p>but choosing atoms from large dictionaries can lead to high computational complexit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Sparse coding</text:p>
          </draw:text-box>
        </draw:frame>
        <draw:frame presentation:style-name="pr7" draw:layer="layout" svg:width="25.199cm" svg:height="13.609cm" svg:x="1.4cm" svg:y="4.914cm" presentation:class="outline">
          <draw:text-box>
            <text:list text:style-name="L2">
              <text:list-item>
                <text:p>small othonormal bases like wavelets,cosin,bandelets are 'easy' to solve but what about big redundant dictionarys?</text:p>
              </text:list-item>
              <text:list-item>
                <text:p>sparse decomposition with redundant dictionaries with l0 is a NP-hard problem</text:p>
                <text:list>
                  <text:list-item>
                    <text:p>to get best result you need to test every combin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sparse coding</text:p>
          </draw:text-box>
        </draw:frame>
        <draw:frame presentation:style-name="pr7" draw:layer="layout" svg:width="25.199cm" svg:height="13.609cm" svg:x="1.4cm" svg:y="4.914cm" presentation:class="outline">
          <draw:text-box>
            <text:list text:style-name="L2">
              <text:list-item>
                <text:p>Greedy approaches</text:p>
                <text:list>
                  <text:list-item>
                    <text:p>Basis pursuit</text:p>
                  </text:list-item>
                  <text:list-item>
                    <text:p>(orthogonal) matching pursuit</text:p>
                  </text:list-item>
                </text:list>
              </text:list-item>
              <text:list-item>
                <text:p>Alter the problem to make it linear</text:p>
                <text:list>
                  <text:list-item>
                    <text:p>FOCUSS</text:p>
                  </text:list-item>
                  <text:list-item>
                    <text:p>LARS-Lasso \cite{Osborne2000New}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Sparse coding</text:p>
          </draw:text-box>
        </draw:frame>
        <draw:frame presentation:style-name="pr8" draw:layer="layout" svg:width="25.199cm" svg:height="13.609cm" svg:x="1.4cm" svg:y="5.039cm" presentation:class="subtitle">
          <draw:text-box>
            <text:p>(matching pursuit description)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6" draw:layer="layout" svg:width="25.199cm" svg:height="3.256cm" svg:x="1.4cm" svg:y="0.962cm" presentation:class="title" presentation:placeholder="true" presentation:user-transformed="true">
          <draw:text-box/>
        </draw:frame>
        <draw:frame presentation:style-name="pr8" draw:layer="layout" svg:width="25.199cm" svg:height="13.609cm" svg:x="1.4cm" svg:y="5.039cm" presentation:class="subtitle">
          <draw:text-box>
            <text:p>(LARS-Lasso description)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 presentation:user-transformed="true">
          <draw:text-box>
            <text:p>Learning dictionaries</text:p>
          </draw:text-box>
        </draw:frame>
        <draw:frame presentation:style-name="pr7" draw:layer="layout" svg:width="25.199cm" svg:height="13.609cm" svg:x="1.4cm" svg:y="4.914cm" presentation:class="outline">
          <draw:text-box>
            <text:list text:style-name="L2">
              <text:list-item>
                <text:p>how to find this basis? </text:p>
                <text:list>
                  <text:list-item>
                    <text:p>neural network \cite{Krizhevsky2009Learning}</text:p>
                  </text:list-item>
                  <text:list-item>
                    <text:p>Batch learn: MOD, MAP, K-SVD, ILS-DLA</text:p>
                  </text:list-item>
                  <text:list-item>
                    <text:p>online learning <text:s/>\cite{Mairal2010Online}, KFCE, RLS-DL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Online learning</text:p>
          </draw:text-box>
        </draw:frame>
        <draw:frame presentation:style-name="pr9" draw:layer="layout" svg:width="25.199cm" svg:height="13.61cm" svg:x="1.4cm" svg:y="5.039cm" presentation:class="subtitle">
          <draw:text-box>
            <text:p>(algo. desc)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New sparse models</text:p>
          </draw:text-box>
        </draw:frame>
        <draw:frame presentation:style-name="pr4" draw:layer="layout" svg:width="25.199cm" svg:height="13.61cm" svg:x="1.4cm" svg:y="4.914cm" presentation:class="outline" presentation:user-transformed="true">
          <draw:text-box>
            <text:list text:style-name="L2">
              <text:list-item>
                <text:p>Multi channel</text:p>
              </text:list-item>
              <text:list-item>
                <text:p>multi scale</text:p>
              </text:list-item>
              <text:list-item>
                <text:p>hierarchy for classification</text:p>
              </text:list-item>
              <text:list-item>
                <text:p>Double sparsity</text:p>
              </text:list-item>
              <text:list-item>
                <text:p>Non-local sparse models/group sparsit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Multi channel coding</text:p>
          </draw:text-box>
        </draw:frame>
        <draw:frame presentation:style-name="pr7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code every channel separate or combine them into single signal</text:p>
              </text:list-item>
              <text:list-item>
                <text:p>can lead to color bleeding as shown in \cite{mairal08sparse} </text:p>
              </text:list-item>
              <text:list-item>
                <text:p>(picture from paper)</text:p>
              </text:list-item>
              <text:list-item>
                <text:p>Why?</text:p>
                <text:list>
                  <text:list-item>
                    <text:p>color channels can be highly correlated </text:p>
                  </text:list-item>
                  <text:list-item>
                    <text:p>combined channels show better resul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My contribution</text:p>
          </draw:text-box>
        </draw:frame>
        <draw:frame presentation:style-name="pr7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what about a universal basis for natural images? </text:p>
              </text:list-item>
              <text:list-item>
                <text:p>how many elements for a 'good' sparse representation?</text:p>
                <text:list>
                  <text:list-item>
                    <text:p>take all possible elements (fixed compression rate, gigantic data)</text:p>
                  </text:list-item>
                  <text:list-item>
                    <text:p>learn a dictionary until convergence of error for new imag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bla</text:p>
          </draw:text-box>
        </draw:frame>
        <draw:frame presentation:style-name="pr7" draw:layer="layout" svg:width="25.199cm" svg:height="13.609cm" svg:x="1.4cm" svg:y="4.914cm" presentation:class="outline">
          <draw:text-box>
            <text:list text:style-name="L2">
              <text:list-item>
                <text:p>(compression of sample pictures vs. DCT, DWT) </text:p>
              </text:list-item>
              <text:list-item>
                <text:p>(graph: average rmse vs. Nr. of training batches 100 / 1000 / 10.000) </text:p>
              </text:list-item>
              <text:list-item>
                <text:p>(graph: rmse for different block sizes 8 / 12 <text:s/>/ 16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 draw:page-number="2"/>
      <draw:page-thumbnail draw:layer="backgroundobjects" svg:width="8.999cm" svg:height="6.749cm" svg:x="1cm" svg:y="20.05cm" draw:page-number="3"/>
      <draw:page-thumbnail draw:layer="backgroundobjects" svg:width="8.999cm" svg:height="6.749cm" svg:x="11cm" svg:y="2.898cm" draw:page-number="4"/>
      <draw:page-thumbnail draw:layer="backgroundobjects" svg:width="8.999cm" svg:height="6.749cm" svg:x="11cm" svg:y="11.474cm" draw:page-number="5"/>
      <draw:page-thumbnail draw:layer="backgroundobjects" svg:width="8.999cm" svg:height="6.749cm" svg:x="11cm" svg:y="20.05cm" draw:page-number="6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8-26T15:23:52</meta:creation-date>
    <meta:editing-duration>PT38H21M04S</meta:editing-duration>
    <meta:editing-cycles>11</meta:editing-cycles>
    <meta:generator>OpenOffice.org/3.1$Unix OpenOffice.org_project/310m19$Build-9420</meta:generator>
    <dc:date>2010-09-09T17:25:03</dc:date>
    <meta:document-statistic meta:object-count="93"/>
  </office:meta>
</office:document-meta>
</file>